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9f7f5" officeooo:paragraph-rsid="0019f7f5" style:font-weight-asian="bold" style:font-weight-complex="bold"/>
    </style:style>
    <style:style style:name="P2" style:family="paragraph" style:parent-style-name="Standard">
      <style:text-properties fo:font-weight="bold" officeooo:rsid="001d7b6e" officeooo:paragraph-rsid="001d7b6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John Doe !</text:p>
      <text:p text:style-name="P2"><draw:frame draw:name="img1" svg:width="150.0pt" svg:height="150.0pt"><draw:image xlink:type="simple" xlink:show="embed" xlink:actuate="onLoad"> <office:binary-data></office:binary-data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8-18T16:26:30.702000000</dc:date>
    <meta:editing-duration>PT9M21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2" meta:word-count="5" meta:character-count="43" meta:non-whitespace-character-count="40"/>
  </office:meta>
</office:document-meta>
</file>